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ans-serif"/>
    <style:font-face style:name="Courier New" svg:font-family="'Courier New'"/>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1"/>
    <style:style style:name="T1" style:family="text">
      <style:text-properties fo:font-variant="normal" fo:text-transform="none" fo:color="#222222" style:font-name="arial" fo:font-size="8.64999961853027pt" fo:letter-spacing="normal" fo:font-style="normal" fo:font-weight="normal"/>
    </style:style>
    <style:style style:name="T2" style:family="text">
      <style:text-properties fo:color="#222222"/>
    </style:style>
    <style:style style:name="T3" style:family="text">
      <style:text-properties fo:color="#222222" style:font-name="Arial1" fo:font-size="11.5pt"/>
    </style:style>
    <style:style style:name="T4" style:family="text">
      <style:text-properties fo:color="#222222" style:font-name="Arial1" fo:font-size="11.5pt" style:text-underline-style="solid" style:text-underline-width="auto" style:text-underline-color="font-color"/>
    </style:style>
    <style:style style:name="T5" style:family="text">
      <style:text-properties fo:color="#222222" style:font-name="Arial1" fo:font-size="11.5pt" fo:font-weight="bold"/>
    </style:style>
    <style:style style:name="T6" style:family="text">
      <style:text-properties fo:color="#222222" style:text-underline-style="solid" style:text-underline-width="auto" style:text-underline-color="font-color"/>
    </style:style>
    <style:style style:name="T7" style:family="text">
      <style:text-properties fo:color="#222222" style:font-name="Courier New" fo:font-size="11.5pt"/>
    </style:style>
    <style:style style:name="T8" style:family="text">
      <style:text-properties fo:color="#1155cc" style:font-name="Arial1" fo:font-size="11.5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56026529" text:style-name="L1">
        <text:list-item>
          <text:p text:style-name="P1"><text:span text:style-name="T3">Essentially, we think it would be good to mimic parts of the arctic monkey’s website (</text:span><text:a xlink:type="simple" xlink:href="http://www.arctic-monkeys.com/0" office:target-frame-name="_blank" xlink:show="new"><text:span text:style-name="T8">http://www.arctic-monkeys.com/</text:span></text:a><text:span text:style-name="T3">) – However ours should be like the mirror opposite (and also a lot simpler) Obviously it doesn’t have to look</text:span><text:span text:style-name="T2"> </text:span><text:span text:style-name="T4">exactly</text:span><text:span text:style-name="T6"> </text:span><text:span text:style-name="T3">the same but we think it would be good to go with a similar concept.</text:span></text:p>
        </text:list-item>
        <text:list-item>
          <text:p text:style-name="P1"><text:span text:style-name="T3">We want it the way arctic monkeys have their tabs and name laid out, but on the left side of the page. (hence, a mirror version) The tabs we want are</text:span><text:span text:style-name="T2"> </text:span><text:span text:style-name="T5">home</text:span><text:span text:style-name="T3">,</text:span><text:span text:style-name="T2"> </text:span><text:span text:style-name="T5">news</text:span><text:span text:style-name="T3">,</text:span><text:span text:style-name="T2"> </text:span><text:span text:style-name="T5">gigs,</text:span><text:span text:style-name="T2"> </text:span><text:span text:style-name="T5">video</text:span><text:span text:style-name="T3">,</text:span><text:span text:style-name="T2"> </text:span><text:span text:style-name="T5">blog</text:span><text:span text:style-name="T3">,</text:span><text:span text:style-name="T2"> </text:span><text:span text:style-name="T5">store</text:span><text:span text:style-name="T3">. Also if you take a look at (</text:span><text:a xlink:type="simple" xlink:href="http://www.thekooks.com/" office:target-frame-name="_blank" xlink:show="new"><text:span text:style-name="T8">http://www.thekooks.com/</text:span></text:a><text:span text:style-name="T3">) underneath their tabs they have symbols that link to facebook, itunes etc. It would be good to have a similar function on our page near our main tabs that use such symbols or ones similar to.</text:span></text:p>
        </text:list-item>
        <text:list-item>
          <text:p text:style-name="P1"><text:span text:style-name="T3">To the right of the tabs and name we want a picture (laid out in similar way to the arctic monkeys.) we haven’t decided on a picture as of yet, is this an issue?</text:span></text:p>
        </text:list-item>
        <text:list-item>
          <text:p text:style-name="P1"><text:span text:style-name="T3">Above all this in the top right we’d like some sort of mini media player. Right in top right hand corner of the page. So if possible, to save on bandwidth from our end, could we possibly embed a ‘sound cloud’ application to play our songs. (</text:span><text:a xlink:type="simple" xlink:href="http://soundcloud.com/" office:target-frame-name="_blank" xlink:show="new">http://soundcloud.com/</text:a>)<text:span text:style-name="T2"> </text:span></text:p>
        </text:list-item>
        <text:list-item>
          <text:p text:style-name="P1"><text:span text:style-name="T3">And then like the kooks again (</text:span><text:a xlink:type="simple" xlink:href="http://www.thekooks.com/" office:target-frame-name="_blank" xlink:show="new"><text:span text:style-name="T8">http://www.thekooks.com/</text:span></text:a><text:span text:style-name="T3">) we want an embedded youtube video like thing. Underneath the tabs, photo and what not.</text:span></text:p>
        </text:list-item>
      </text:list>
      <text:p text:style-name="Text_20_body"><text:span text:style-name="T3"/></text:p>
      <text:p text:style-name="Text_20_body"><text:span text:style-name="T3">Stage</text:span></text:p>
      <text:p text:style-name="Text_20_body"><text:span text:style-name="T3">Wireframing: 5<text:line-break/>Design: 20 (home page 8 + 4 review, news + gigs + video + blog + store 8)</text:span></text:p>
      <text:p text:style-name="Text_20_body"><text:span text:style-name="T3">Devlopment: html &amp; CMS implement + Google tracing setup: 20</text:span></text:p>
      <text:p text:style-name="Text_20_body"><text:span text:style-name="T3">QA and Testing: 2-4</text:span></text:p>
      <text:p text:style-name="Text_20_body"><text:span text:style-name="T3">Content Upload and copy write:</text:span></text:p>
      <text:p text:style-name="Text_20_body"><text:span text:style-name="T3"/></text:p>
      <text:p text:style-name="Text_20_body"><text:span text:style-name="T3"/></text:p>
      <text:p text:style-name="Text_20_body"><text:span text:style-name="T3">5-7 hours each week</text:span></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line-break/></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ans-serif"/>
    <style:font-face style:name="Courier New" svg:font-family="'Courier New'"/>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arry </meta:initial-creator>
    <meta:creation-date>2012-03-18T16:45:15</meta:creation-date>
    <dc:date>2012-03-18T20:27:04</dc:date>
    <dc:creator>harry </dc:creator>
    <meta:editing-duration>PT3H26M38S</meta:editing-duration>
    <meta:editing-cycles>11</meta:editing-cycles>
    <meta:generator>OpenOffice.org/3.3$Unix OpenOffice.org_project/330m20$Build-9567</meta:generator>
    <meta:document-statistic meta:table-count="0" meta:image-count="0" meta:object-count="0" meta:page-count="1" meta:paragraph-count="12" meta:word-count="286" meta:character-count="1531"/>
  </office:meta>
</office:document-meta>
</file>